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3B0000007C6973593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911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4cm" svg:height="4.6cm" svg:x="1.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3.339cm" svg:height="3.499cm" svg:x="1.561cm" svg:y="2.1cm">
          <draw:image xlink:href="Pictures/100002010000033B0000007C69735938.tif" xlink:type="simple" xlink:show="embed" xlink:actuate="onLoad">
            <text:p/>
          </draw:image>
        </draw:frame>
        <draw:line draw:style-name="gr3" draw:text-style-name="P1" draw:layer="layout" svg:x1="6.5cm" svg:y1="5.1cm" svg:x2="3.9cm" svg:y2="5cm">
          <text:p/>
        </draw:line>
        <draw:frame draw:style-name="gr4" draw:text-style-name="P2" draw:layer="layout" svg:width="6.2cm" svg:height="1.461cm" svg:x="6.5cm" svg:y="4.439cm">
          <draw:text-box>
            <text:p><text:span text:style-name="T1">Access the url of a report page here.</text:span></text:p>
          </draw:text-box>
        </draw:frame>
        <draw:custom-shape draw:style-name="gr5" draw:text-style-name="P1" draw:layer="layout" svg:width="2.3cm" svg:height="0.7cm" svg:x="1.6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3:18:30</dc:date>
    <meta:editing-duration>PT23H48M33S</meta:editing-duration>
    <meta:editing-cycles>14</meta:editing-cycles>
    <meta:generator>LibreOffice/3.4$Unix LibreOffice_project/340m1$Build-402</meta:generator>
    <meta:document-statistic meta:object-count="5"/>
  </office:meta>
</office:document-meta>
</file>